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fbf" officeooo:paragraph-rsid="00004fbf"/>
    </style:style>
    <style:style style:name="P2" style:family="paragraph" style:parent-style-name="Standard">
      <style:text-properties fo:font-weight="bold" officeooo:rsid="00004fbf" officeooo:paragraph-rsid="00004fbf" style:font-weight-asian="bold" style:font-weight-complex="bold"/>
    </style:style>
    <style:style style:name="P3" style:family="paragraph" style:parent-style-name="Standard">
      <style:text-properties fo:font-weight="bold" officeooo:rsid="0001a745" officeooo:paragraph-rsid="0001a745" style:font-weight-asian="bold" style:font-weight-complex="bold"/>
    </style:style>
    <style:style style:name="P4" style:family="paragraph" style:parent-style-name="Standard">
      <style:text-properties fo:font-weight="bold" officeooo:rsid="00031c0e" officeooo:paragraph-rsid="00031c0e" style:font-weight-asian="bold" style:font-weight-complex="bold"/>
    </style:style>
    <style:style style:name="P5" style:family="paragraph" style:parent-style-name="Standard">
      <style:text-properties fo:font-weight="normal" officeooo:rsid="00004fbf" officeooo:paragraph-rsid="00004fbf" style:font-weight-asian="normal" style:font-weight-complex="normal"/>
    </style:style>
    <style:style style:name="P6" style:family="paragraph" style:parent-style-name="Standard">
      <style:text-properties fo:font-weight="normal" officeooo:rsid="0000faa4" officeooo:paragraph-rsid="0000faa4" style:font-weight-asian="normal" style:font-weight-complex="normal"/>
    </style:style>
    <style:style style:name="P7" style:family="paragraph" style:parent-style-name="Standard">
      <style:text-properties fo:font-weight="normal" officeooo:rsid="0001a745" officeooo:paragraph-rsid="0001a745" style:font-weight-asian="normal" style:font-weight-complex="normal"/>
    </style:style>
    <style:style style:name="P8" style:family="paragraph" style:parent-style-name="Standard">
      <style:text-properties fo:font-weight="normal" officeooo:rsid="00031c0e" officeooo:paragraph-rsid="00031c0e" style:font-weight-asian="normal" style:font-weight-complex="normal"/>
    </style:style>
    <style:style style:name="P9" style:family="paragraph" style:parent-style-name="Standard">
      <style:text-properties officeooo:rsid="0001a745" officeooo:paragraph-rsid="0001a7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 eth0 </text:p>
      <text:p text:style-name="P1">iface eth0 inet static </text:p>
      <text:p text:style-name="P1"/>
      <text:p text:style-name="P1"><text:s text:c="8"/>address 10.5.60.7 </text:p>
      <text:p text:style-name="P1"><text:s text:c="8"/>network 10.5.60.0 </text:p>
      <text:p text:style-name="P1"><text:s text:c="8"/>netmask 255.255.255.0 </text:p>
      <text:p text:style-name="P1"><text:s text:c="8"/>broadcast 10.5.60.255 </text:p>
      <text:p text:style-name="P1"><text:s text:c="8"/>gateway 10.5.60.1 </text:p>
      <text:p text:style-name="P1"><text:s text:c="8"/>dns-nameservers 10.5.60.2 </text:p>
      <text:p text:style-name="P1"/>
      <text:p text:style-name="P1"/>
      <text:p text:style-name="P1">ifup</text:p>
      <text:p text:style-name="P1">ifdown</text:p>
      <text:p text:style-name="P1"/>
      <text:p text:style-name="P1">java</text:p>
      <text:p text:style-name="P1"/>
      <text:p text:style-name="P1">ssh</text:p>
      <text:p text:style-name="P1">ssh-keygen -t rsa</text:p>
      <text:p text:style-name="P1">ssh-copy-id -i ~/ .ssh/id_rsa.pub</text:p>
      <text:p text:style-name="P1">ssh-copy-id -i /home/tejaswini/ .ssh/d_rsa.pub <text:s text:c="2"/><text:a xlink:type="simple" xlink:href="mailto:tejaswini@master">tejaswini@master</text:a></text:p>
      <text:p text:style-name="P1">ssh-copy-id -i /home/tejaswini/ .ssh/d_rsa.pub <text:s text:c="2"/><text:a xlink:type="simple" xlink:href="mailto:tejaswini@slave1">tejaswini@slave1</text:a></text:p>
      <text:p text:style-name="P1"/>
      <text:p text:style-name="P1">if not able to ssh without password,then </text:p>
      <text:p text:style-name="P1">eval “$(ssh-agent -s)”</text:p>
      <text:p text:style-name="P1">ssh-add</text:p>
      <text:p text:style-name="P1"/>
      <text:p text:style-name="P1"/>
      <text:p text:style-name="P2">core-site.xml:</text:p>
      <text:p text:style-name="P1">&lt;configuration&gt; </text:p>
      <text:p text:style-name="P1"/>
      <text:p text:style-name="P1">&lt;property&gt; </text:p>
      <text:p text:style-name="P1"><text:s text:c="8"/>&lt;name&gt;fs.defaultFS&lt;/name&gt; </text:p>
      <text:p text:style-name="P1"><text:s text:c="8"/>&lt;value&gt;hdfs://master:54310&lt;/value&gt; </text:p>
      <text:p text:style-name="P1"><text:s text:c="4"/>&lt;/property&gt; </text:p>
      <text:p text:style-name="P1"/>
      <text:p text:style-name="P1">&lt;/configuration&gt;</text:p>
      <text:p text:style-name="P1"/>
      <text:p text:style-name="P2">hdfs-site.xml</text:p>
      <text:p text:style-name="P1">&lt;configuration&gt; </text:p>
      <text:p text:style-name="P1"><text:s/>&lt;property&gt; </text:p>
      <text:p text:style-name="P1"><text:s text:c="8"/>&lt;name&gt;dfs.replication&lt;/name&gt; </text:p>
      <text:p text:style-name="P1"><text:s text:c="8"/>&lt;value&gt;2&lt;/value&gt; </text:p>
      <text:p text:style-name="P1"><text:s text:c="4"/>&lt;/property&gt; </text:p>
      <text:p text:style-name="P1">&lt;property&gt; </text:p>
      <text:p text:style-name="P1"><text:s text:c="8"/>&lt;name&gt;dfs.datanode.data.dir&lt;/name&gt; </text:p>
      <text:p text:style-name="P1"><text:s text:c="8"/>&lt;value&gt;file:/usr/local/hadoop/hadoop-2.5.1/hadoop_data/hdfs/datanode&lt;/value&gt; </text:p>
      <text:p text:style-name="P1"><text:s text:c="4"/>&lt;/property&gt; </text:p>
      <text:p text:style-name="P1"/>
      <text:p text:style-name="P1">&lt;/configuration&gt;</text:p>
      <text:p text:style-name="P1"/>
      <text:p text:style-name="P9"/>
      <text:p text:style-name="P9"/>
      <text:p text:style-name="P9"><text:soft-page-break/></text:p>
      <text:p text:style-name="P9"/>
      <text:p text:style-name="P1"/>
      <text:p text:style-name="P2">yarn-site.xml:</text:p>
      <text:p text:style-name="P1">&lt;configuration&gt; </text:p>
      <text:p text:style-name="P1"/>
      <text:p text:style-name="P1">&lt;!-- Site specific YARN configuration properties --&gt; </text:p>
      <text:p text:style-name="P1"><text:s/>&lt;property&gt; </text:p>
      <text:p text:style-name="P1"><text:s text:c="8"/>&lt;name&gt;yarn.nodemanager.aux-services&lt;/name&gt; </text:p>
      <text:p text:style-name="P1"><text:s text:c="8"/>&lt;value&gt;mapreduce_shuffle&lt;/value&gt; </text:p>
      <text:p text:style-name="P1"><text:s text:c="4"/>&lt;/property&gt; </text:p>
      <text:p text:style-name="P1">&lt;property&gt; </text:p>
      <text:p text:style-name="P1"><text:s text:c="2"/>&lt;name&gt;yarn.nodemanager.aux-services.mapreduce.shuffle.class&lt;/name&gt; </text:p>
      <text:p text:style-name="P1"><text:s text:c="2"/>&lt;value&gt;org.apache.hadoop.mapred.ShuffleHandler&lt;/value&gt; </text:p>
      <text:p text:style-name="P1"><text:s/>&lt;/property&gt; </text:p>
      <text:p text:style-name="P1">&lt;property&gt; </text:p>
      <text:p text:style-name="P1"><text:s text:c="2"/>&lt;name&gt;yarn.resourcemanager.resource-tracker.address&lt;/name&gt; </text:p>
      <text:p text:style-name="P1"><text:s text:c="2"/>&lt;value&gt;master:8025&lt;/value&gt; </text:p>
      <text:p text:style-name="P1"><text:s/>&lt;/property&gt; </text:p>
      <text:p text:style-name="P1">&lt;property&gt; </text:p>
      <text:p text:style-name="P1"><text:s text:c="2"/>&lt;name&gt;yarn.resourcemanager.scheduler.address&lt;/name&gt; </text:p>
      <text:p text:style-name="P1"><text:s text:c="2"/>&lt;value&gt;master:8030&lt;/value&gt; </text:p>
      <text:p text:style-name="P1"><text:s/>&lt;/property&gt; </text:p>
      <text:p text:style-name="P1">&lt;property&gt; </text:p>
      <text:p text:style-name="P1"><text:s text:c="2"/>&lt;name&gt;yarn.resourcemanager.address&lt;/name&gt; </text:p>
      <text:p text:style-name="P1"><text:s text:c="2"/>&lt;value&gt;master:8050&lt;/value&gt; </text:p>
      <text:p text:style-name="P1"><text:s/>&lt;/property&gt; </text:p>
      <text:p text:style-name="P1"/>
      <text:p text:style-name="P1">&lt;/configuration&gt;</text:p>
      <text:p text:style-name="P1"/>
      <text:p text:style-name="P2">mapred-site.xml:</text:p>
      <text:p text:style-name="P1">&lt;configuration&gt;</text:p>
      <text:p text:style-name="P1">&lt;property&gt;</text:p>
      <text:p text:style-name="P1"><text:s text:c="8"/>&lt;name&gt;mapred.job.tracker&lt;/name&gt;</text:p>
      <text:p text:style-name="P1"><text:s text:c="8"/>&lt;value&gt;master:54311&lt;/value&gt;</text:p>
      <text:p text:style-name="P1"><text:s text:c="4"/>&lt;/property&gt;</text:p>
      <text:p text:style-name="P1">&lt;/configuration&gt;</text:p>
      <text:p text:style-name="P1"/>
      <text:p text:style-name="P2">.bashrc:</text:p>
      <text:p text:style-name="P5"># JAVA_HOME directory setup </text:p>
      <text:p text:style-name="P5">export JAVA_HOME=/usr/lib/java/jdk1.8.0_73 </text:p>
      <text:p text:style-name="P5">export PATH=$PATH:$JAVA_HOME/bin </text:p>
      <text:p text:style-name="P5"/>
      <text:p text:style-name="P5"># HADOOP_HOME directory setup </text:p>
      <text:p text:style-name="P5">export HADOOP_HOME=/usr/local/hadoop/hadoop-2.5.1 </text:p>
      <text:p text:style-name="P5">export PATH=$PATH:$HADOOP_HOME/bin </text:p>
      <text:p text:style-name="P5">export PATH=$PATH:$HADOOP_HOME/sbin </text:p>
      <text:p text:style-name="P5"/>
      <text:p text:style-name="P2">hadoop-env.sh:</text:p>
      <text:p text:style-name="P6"># The java implementation to use. </text:p>
      <text:p text:style-name="P6">export JAVA_HOME=/usr/lib/java/jdk1.8.0_73</text:p>
      <text:p text:style-name="P2"/>
      <text:p text:style-name="P3"><text:soft-page-break/>to convert classes to jar:</text:p>
      <text:p text:style-name="P3"/>
      <text:p text:style-name="P7">jar cvf wik.jar test.xml *.class</text:p>
      <text:p text:style-name="P3"/>
      <text:p text:style-name="P3"/>
      <text:p text:style-name="P3">when data node doesnot work:(remove contents from hdfs)</text:p>
      <text:p text:style-name="P3"/>
      <text:p text:style-name="P7">rm -rf /usr/local/hadoop/hadoop-2.5.1/hadoop_data/</text:p>
      <text:p text:style-name="P7"/>
      <text:p text:style-name="P7">bin/hdfs namenode -format</text:p>
      <text:p text:style-name="P3"/>
      <text:p text:style-name="P3">copy input data to hdfs:</text:p>
      <text:p text:style-name="P3"/>
      <text:p text:style-name="P7">hadoop fs -copyFromLocal /home/tejaswini/desktop/test /usr/local/hadoop/hadoop-2.5.1/input</text:p>
      <text:p text:style-name="P3"/>
      <text:p text:style-name="P3">to run the program:</text:p>
      <text:p text:style-name="P7"/>
      <text:p text:style-name="P7">hadoop jar wordcount.jar WordCount /usr/local/hadoop/hadoop-2.5.1/input /usr/local/hadoop/hadoop-2.5.1/output</text:p>
      <text:p text:style-name="P3"/>
      <text:p text:style-name="P3">to view the results:</text:p>
      <text:p text:style-name="P3"/>
      <text:p text:style-name="P7">hdfs fs -cat /usr/local/hadoop/hadoop-2.5.1/output/part-00000</text:p>
      <text:p text:style-name="P7"/>
      <text:p text:style-name="P4">to remove folders created using hdfs:</text:p>
      <text:p text:style-name="P8"/>
      <text:p text:style-name="P8">hdfs dfs -rm -R /usr/local/hadoop/hadoop-2.5.1/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2:33:50.415106227</meta:creation-date>
    <dc:date>2016-04-18T12:23:44.332930405</dc:date>
    <meta:editing-duration>PT6M53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92" meta:word-count="197" meta:character-count="2699" meta:non-whitespace-character-count="2368"/>
  </office:meta>
</office:document-meta>
</file>